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3ff8" officeooo:paragraph-rsid="00193ff8"/>
    </style:style>
    <style:style style:name="P2" style:family="paragraph" style:parent-style-name="Standard" style:list-style-name="L1">
      <style:text-properties officeooo:rsid="00193ff8" officeooo:paragraph-rsid="00193ff8"/>
    </style:style>
    <style:style style:name="P3" style:family="paragraph" style:parent-style-name="Standard" style:list-style-name="L2">
      <style:text-properties officeooo:rsid="00193ff8" officeooo:paragraph-rsid="00193ff8"/>
    </style:style>
    <style:style style:name="P4" style:family="paragraph" style:parent-style-name="Standard">
      <style:text-properties fo:font-weight="bold" officeooo:rsid="00193ff8" officeooo:paragraph-rsid="00193ff8" style:font-weight-asian="bold" style:font-weight-complex="bold"/>
    </style:style>
    <style:style style:name="P5" style:family="paragraph" style:parent-style-name="Standard">
      <style:text-properties fo:font-weight="normal" officeooo:rsid="00193ff8" officeooo:paragraph-rsid="00193ff8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erical Analysis</text:p>
      <text:p text:style-name="P1">June 19, 2020</text:p>
      <text:p text:style-name="P1"/>
      <text:p text:style-name="P1">Objectives:</text:p>
      <text:list xml:id="list103171210" text:style-name="L1">
        <text:list-item>
          <text:p text:style-name="P2">Matlab functions</text:p>
        </text:list-item>
      </text:list>
      <text:p text:style-name="P1"/>
      <text:p text:style-name="P1">Plan of action:</text:p>
      <text:list xml:id="list4286960702" text:style-name="L2">
        <text:list-item>
          <text:p text:style-name="P3">Overview of Matlab functions</text:p>
        </text:list-item>
        <text:list-item>
          <text:p text:style-name="P3">Writing Matlab functions</text:p>
        </text:list-item>
        <text:list-item>
          <text:p text:style-name="P3">Testing Matlab functions</text:p>
        </text:list-item>
      </text:list>
      <text:p text:style-name="P1"/>
      <text:p text:style-name="P1"/>
      <text:p text:style-name="P1"/>
      <text:p text:style-name="P4">Functions in Math: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22:40:37.401018146</meta:creation-date>
    <dc:date>2020-06-18T22:45:24.772519126</dc:date>
    <meta:editing-duration>PT4M47S</meta:editing-duration>
    <meta:editing-cycles>1</meta:editing-cycles>
    <meta:document-statistic meta:table-count="0" meta:image-count="0" meta:object-count="0" meta:page-count="1" meta:paragraph-count="9" meta:word-count="28" meta:character-count="175" meta:non-whitespace-character-count="160"/>
    <meta:generator>LibreOffice/6.0.7.3$Linux_X86_64 LibreOffice_project/00m0$Build-3</meta:generator>
  </office:meta>
</office:document-meta>
</file>